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 draw:shadow="hidden" draw:shadow-offset-x="0.1cm" draw:shadow-offset-y="0.1cm"/>
    </style:style>
    <style:style style:name="gr2" style:family="graphic" style:parent-style-name="standard">
      <style:graphic-properties draw:fill="solid" draw:fill-color="#0099ff" draw:textarea-horizontal-align="center" draw:textarea-vertical-align="middle" draw:shadow="hidden" draw:shadow-offset-x="0.1cm" draw:shadow-offset-y="0.1cm"/>
    </style:style>
    <style:style style:name="gr3" style:family="graphic" style:parent-style-name="objectwithoutfill">
      <style:graphic-properties svg:stroke-width="0cm" draw:fill="solid" draw:fill-color="#a673d9" draw:textarea-horizontal-align="center" draw:textarea-vertical-align="middl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853cm" fo:min-width="1.369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 draw:shadow="hidden" draw:shadow-offset-x="0.1cm" draw:shadow-offset-y="0.1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6pt" style:font-size-asian="6pt" style:font-size-complex="6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P5" style:family="paragraph">
      <style:text-properties fo:font-family="Arial" style:font-family-generic="swiss" style:font-pitch="variable" fo:font-size="6pt" style:font-size-asian="6pt" style:font-size-complex="6pt"/>
    </style:style>
    <style:style style:name="T1" style:family="text">
      <style:text-properties fo:font-family="Arial" style:font-family-generic="swiss" style:font-pitch="variable" fo:font-size="6pt" style:font-size-asian="6pt" style:font-size-complex="6pt"/>
    </style:style>
    <style:style style:name="T2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707cm" svg:height="17.033cm" svg:x="1.653cm" svg:y="1.938cm" draw:corner-radius="0.339cm">
          <text:p text:style-name="P2"/>
        </draw:rect>
        <draw:rect draw:style-name="gr2" draw:text-style-name="P1" draw:layer="layout" svg:width="9.281cm" svg:height="6.84cm" svg:x="8.461cm" svg:y="2.66cm" draw:corner-radius="0.5cm">
          <text:p text:style-name="P2"/>
        </draw:rect>
        <draw:rect draw:style-name="gr1" draw:text-style-name="P1" draw:layer="layout" svg:width="5.677cm" svg:height="5.062cm" svg:x="10.202cm" svg:y="3.532cm" draw:corner-radius="0.339cm">
          <text:p text:style-name="P2"/>
        </draw:rect>
        <draw:rect draw:style-name="gr2" draw:text-style-name="P1" draw:layer="layout" svg:width="3.025cm" svg:height="3.18cm" svg:x="11.592cm" svg:y="4.604cm" draw:corner-radius="0.5cm">
          <text:p text:style-name="P2"/>
        </draw:rect>
        <draw:polygon draw:style-name="gr3" draw:text-style-name="P1" draw:layer="layout" svg:width="1.848cm" svg:height="0.999cm" svg:x="13.379cm" svg:y="6.104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3.679cm" svg:y="6.095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frame draw:style-name="gr5" draw:text-style-name="P4" draw:layer="layout" svg:width="3.338cm" svg:height="0.53cm" svg:x="11.466cm" svg:y="5.095cm">
          <draw:text-box>
            <text:p text:style-name="P2"><text:span text:style-name="T2">TestClient_0002TestClient</text:span></text:p>
          </draw:text-box>
        </draw:frame>
        <draw:custom-shape draw:style-name="gr6" draw:text-style-name="P1" draw:layer="layout" svg:width="1.812cm" svg:height="1cm" svg:x="11.067cm" svg:y="6.10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76cm" svg:height="0.735cm" svg:x="11.403cm" svg:y="6.209cm">
          <draw:text-box>
            <text:p text:style-name="P2"><text:span text:style-name="T1">Test</text:span></text:p>
            <text:p text:style-name="P2"><text:span text:style-name="T1">Invocation</text:span></text:p>
          </draw:text-box>
        </draw:frame>
        <draw:custom-shape draw:style-name="gr7" draw:text-style-name="P1" draw:layer="layout" svg:width="1.176cm" svg:height="0.639cm" svg:x="12.535cm" svg:y="4.298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04cm" svg:height="0.493cm" svg:x="12.435cm" svg:y="4.298cm">
          <draw:text-box>
            <text:p text:style-name="P2"><text:span text:style-name="T1">testName</text:span></text:p>
          </draw:text-box>
        </draw:frame>
        <draw:custom-shape draw:style-name="gr7" draw:text-style-name="P1" draw:layer="layout" svg:width="1.176cm" svg:height="0.639cm" svg:x="12.535cm" svg:y="3.274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04cm" svg:height="0.493cm" svg:x="12.435cm" svg:y="3.274cm">
          <draw:text-box>
            <text:p text:style-name="P2"><text:span text:style-name="T1">testName</text:span></text:p>
          </draw:text-box>
        </draw:frame>
        <draw:custom-shape draw:style-name="gr6" draw:text-style-name="P1" draw:layer="layout" svg:width="1.812cm" svg:height="1cm" svg:x="9.255cm" svg:y="6.10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76cm" svg:height="0.735cm" svg:x="9.591cm" svg:y="6.209cm">
          <draw:text-box>
            <text:p text:style-name="P2"><text:span text:style-name="T1">Test</text:span></text:p>
            <text:p text:style-name="P2"><text:span text:style-name="T1">Invocation</text:span></text:p>
          </draw:text-box>
        </draw:frame>
        <draw:polygon draw:style-name="gr3" draw:text-style-name="P1" draw:layer="layout" svg:width="1.848cm" svg:height="0.999cm" svg:x="15.1cm" svg:y="6.105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5.4cm" svg:y="6.096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frame draw:style-name="gr5" draw:text-style-name="P4" draw:layer="layout" svg:width="2.123cm" svg:height="0.53cm" svg:x="10.202cm" svg:y="3.64cm">
          <draw:text-box>
            <text:p text:style-name="P2"><text:span text:style-name="T2">TestClient_002</text:span></text:p>
          </draw:text-box>
        </draw:frame>
        <draw:line draw:style-name="gr8" draw:text-style-name="P1" draw:layer="layout" svg:x1="11.067cm" svg:y1="6.596cm" svg:x2="11.494cm" svg:y2="6.596cm">
          <text:p text:style-name="P2"/>
        </draw:line>
        <draw:line draw:style-name="gr8" draw:text-style-name="P1" draw:layer="layout" svg:x1="15.228cm" svg:y1="6.604cm" svg:x2="15.548cm" svg:y2="6.605cm">
          <text:p text:style-name="P2"/>
        </draw:line>
        <draw:line draw:style-name="gr8" draw:text-style-name="P1" draw:layer="layout" svg:x1="13.093cm" svg:y1="3.913cm" svg:x2="13.093cm" svg:y2="4.298cm">
          <text:p text:style-name="P2"/>
        </draw:line>
        <draw:custom-shape draw:style-name="gr6" draw:text-style-name="P1" draw:layer="layout" svg:width="1.812cm" svg:height="1cm" svg:x="7.546cm" svg:y="6.10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76cm" svg:height="0.735cm" svg:x="7.882cm" svg:y="6.209cm">
          <draw:text-box>
            <text:p text:style-name="P2"><text:span text:style-name="T1">Test</text:span></text:p>
            <text:p text:style-name="P2"><text:span text:style-name="T1">Invocation</text:span></text:p>
          </draw:text-box>
        </draw:frame>
        <draw:line draw:style-name="gr8" draw:text-style-name="P1" draw:layer="layout" svg:x1="9.358cm" svg:y1="6.596cm" svg:x2="9.785cm" svg:y2="6.596cm">
          <text:p text:style-name="P2"/>
        </draw:line>
        <draw:polygon draw:style-name="gr3" draw:text-style-name="P1" draw:id="id1" draw:layer="layout" svg:width="1.848cm" svg:height="0.999cm" svg:x="16.831cm" svg:y="6.115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7.131cm" svg:y="6.106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line draw:style-name="gr8" draw:text-style-name="P1" draw:layer="layout" svg:x1="16.959cm" svg:y1="6.614cm" svg:x2="17.279cm" svg:y2="6.615cm">
          <text:p text:style-name="P2"/>
        </draw:line>
        <draw:frame draw:style-name="gr5" draw:text-style-name="P4" draw:layer="layout" svg:width="1.582cm" svg:height="0.53cm" svg:x="8.656cm" svg:y="2.702cm">
          <draw:text-box>
            <text:p text:style-name="P2"><text:span text:style-name="T2">TestClient</text:span></text:p>
          </draw:text-box>
        </draw:frame>
        <draw:custom-shape draw:style-name="gr7" draw:text-style-name="P1" draw:layer="layout" svg:width="1.176cm" svg:height="0.639cm" svg:x="12.535cm" svg:y="2.39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04cm" svg:height="0.493cm" svg:x="12.435cm" svg:y="2.399cm">
          <draw:text-box>
            <text:p text:style-name="P2"><text:span text:style-name="T1">testName</text:span></text:p>
          </draw:text-box>
        </draw:frame>
        <draw:line draw:style-name="gr8" draw:text-style-name="P1" draw:layer="layout" svg:x1="13.093cm" svg:y1="3.038cm" svg:x2="13.093cm" svg:y2="3.274cm">
          <text:p text:style-name="P2"/>
        </draw:line>
        <draw:rect draw:style-name="gr2" draw:text-style-name="P1" draw:layer="layout" svg:width="9.281cm" svg:height="6.84cm" svg:x="3.5cm" svg:y="11.5cm" draw:corner-radius="0.5cm">
          <text:p text:style-name="P2"/>
        </draw:rect>
        <draw:rect draw:style-name="gr2" draw:text-style-name="P1" draw:layer="layout" svg:width="9.281cm" svg:height="6.84cm" svg:x="17.5cm" svg:y="11.5cm" draw:corner-radius="0.5cm">
          <text:p text:style-name="P2"/>
        </draw:rect>
        <draw:frame draw:style-name="gr5" draw:text-style-name="P4" draw:layer="layout" svg:width="2.356cm" svg:height="0.53cm" svg:x="3.743cm" svg:y="11.746cm">
          <draw:text-box>
            <text:p text:style-name="P2"><text:span text:style-name="T2">TestComponent1</text:span></text:p>
          </draw:text-box>
        </draw:frame>
        <draw:frame draw:style-name="gr5" draw:text-style-name="P4" draw:layer="layout" svg:width="2.356cm" svg:height="0.53cm" svg:x="17.809cm" svg:y="11.746cm">
          <draw:text-box>
            <text:p text:style-name="P2"><text:span text:style-name="T2">TestComponent2</text:span></text:p>
          </draw:text-box>
        </draw:frame>
        <draw:custom-shape draw:style-name="gr6" draw:text-style-name="P1" draw:id="id2" draw:layer="layout" svg:width="1.812cm" svg:height="1cm" svg:x="2.714cm" svg:y="14.851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3.05cm" svg:y="15.116cm">
          <draw:text-box>
            <text:p text:style-name="P2"><text:span text:style-name="T1">Service1</text:span></text:p>
          </draw:text-box>
        </draw:frame>
        <draw:custom-shape draw:style-name="gr6" draw:text-style-name="P1" draw:layer="layout" svg:width="1.812cm" svg:height="1cm" svg:x="16.675cm" svg:y="14.85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17.011cm" svg:y="15.119cm">
          <draw:text-box>
            <text:p text:style-name="P2"><text:span text:style-name="T1">Service1</text:span></text:p>
          </draw:text-box>
        </draw:frame>
        <draw:custom-shape draw:style-name="gr7" draw:text-style-name="P1" draw:layer="layout" svg:width="1.553cm" svg:height="0.639cm" svg:x="7.286cm" svg:y="11.196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7.186cm" svg:y="11.196cm">
          <draw:text-box>
            <text:p text:style-name="P2"><text:span text:style-name="T1">serviceName</text:span></text:p>
          </draw:text-box>
        </draw:frame>
        <draw:polygon draw:style-name="gr3" draw:text-style-name="P1" draw:layer="layout" svg:width="1.848cm" svg:height="0.999cm" svg:x="11.831cm" svg:y="14.906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2.131cm" svg:y="14.897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line draw:style-name="gr8" draw:text-style-name="P1" draw:layer="layout" svg:x1="13.68cm" svg:y1="15.406cm" svg:x2="17.086cm" svg:y2="15.411cm">
          <text:p text:style-name="P2"/>
        </draw:line>
        <draw:rect draw:style-name="gr1" draw:text-style-name="P1" draw:layer="layout" svg:width="5.677cm" svg:height="5.062cm" svg:x="5.304cm" svg:y="12.474cm" draw:corner-radius="0.339cm">
          <text:p text:style-name="P2"/>
        </draw:rect>
        <draw:frame draw:style-name="gr5" draw:text-style-name="P4" draw:layer="layout" svg:width="2.399cm" svg:height="0.53cm" svg:x="5.346cm" svg:y="12.878cm">
          <draw:text-box>
            <text:p text:style-name="P2"><text:span text:style-name="T2">TestComposite53</text:span></text:p>
          </draw:text-box>
        </draw:frame>
        <draw:rect draw:style-name="gr1" draw:text-style-name="P1" draw:layer="layout" svg:width="6.103cm" svg:height="5.062cm" svg:x="19.397cm" svg:y="12.5cm" draw:corner-radius="0.339cm">
          <text:p text:style-name="P2"/>
        </draw:rect>
        <draw:frame draw:style-name="gr5" draw:text-style-name="P4" draw:layer="layout" svg:width="2.399cm" svg:height="0.53cm" svg:x="19.5cm" svg:y="12.97cm">
          <draw:text-box>
            <text:p text:style-name="P2"><text:span text:style-name="T2">TestComposite52</text:span></text:p>
          </draw:text-box>
        </draw:frame>
        <draw:custom-shape draw:style-name="gr6" draw:text-style-name="P1" draw:layer="layout" svg:width="1.812cm" svg:height="1cm" svg:x="4.698cm" svg:y="14.876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5.034cm" svg:y="15.141cm">
          <draw:text-box>
            <text:p text:style-name="P2"><text:span text:style-name="T1">Service1</text:span></text:p>
          </draw:text-box>
        </draw:frame>
        <draw:custom-shape draw:style-name="gr6" draw:text-style-name="P1" draw:layer="layout" svg:width="1.812cm" svg:height="1cm" svg:x="18.73cm" svg:y="14.876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19.066cm" svg:y="15.141cm">
          <draw:text-box>
            <text:p text:style-name="P2"><text:span text:style-name="T1">Service1</text:span></text:p>
          </draw:text-box>
        </draw:frame>
        <draw:polygon draw:style-name="gr3" draw:text-style-name="P1" draw:layer="layout" svg:width="1.848cm" svg:height="0.999cm" svg:x="9.963cm" svg:y="14.906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0.263cm" svg:y="14.897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custom-shape draw:style-name="gr7" draw:text-style-name="P1" draw:layer="layout" svg:width="1.553cm" svg:height="0.639cm" svg:x="7.286cm" svg:y="12.29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7.186cm" svg:y="12.299cm">
          <draw:text-box>
            <text:p text:style-name="P2"><text:span text:style-name="T1">serviceName</text:span></text:p>
          </draw:text-box>
        </draw:frame>
        <draw:custom-shape draw:style-name="gr7" draw:text-style-name="P1" draw:layer="layout" svg:width="1.553cm" svg:height="0.639cm" svg:x="21.667cm" svg:y="11.246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21.567cm" svg:y="11.246cm">
          <draw:text-box>
            <text:p text:style-name="P2"><text:span text:style-name="T1">serviceName</text:span></text:p>
          </draw:text-box>
        </draw:frame>
        <draw:custom-shape draw:style-name="gr7" draw:text-style-name="P1" draw:layer="layout" svg:width="1.553cm" svg:height="0.639cm" svg:x="21.691cm" svg:y="12.29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21.591cm" svg:y="12.299cm">
          <draw:text-box>
            <text:p text:style-name="P2"><text:span text:style-name="T1">serviceName</text:span></text:p>
          </draw:text-box>
        </draw:frame>
        <draw:line draw:style-name="gr8" draw:text-style-name="P1" draw:layer="layout" svg:x1="4.526cm" svg:y1="15.357cm" svg:x2="5.149cm" svg:y2="15.357cm">
          <text:p text:style-name="P2"/>
        </draw:line>
        <draw:line draw:style-name="gr8" draw:text-style-name="P1" draw:layer="layout" svg:x1="18.443cm" svg:y1="15.357cm" svg:x2="19.066cm" svg:y2="15.357cm">
          <text:p text:style-name="P2"/>
        </draw:line>
        <draw:line draw:style-name="gr8" draw:text-style-name="P1" draw:layer="layout" svg:x1="11.812cm" svg:y1="15.406cm" svg:x2="12.264cm" svg:y2="15.406cm">
          <text:p text:style-name="P2"/>
        </draw:line>
        <draw:line draw:style-name="gr8" draw:text-style-name="P1" draw:layer="layout" svg:x1="8.013cm" svg:y1="12.299cm" svg:x2="8.009cm" svg:y2="11.835cm">
          <text:p text:style-name="P2"/>
        </draw:line>
        <draw:line draw:style-name="gr8" draw:text-style-name="P1" draw:layer="layout" svg:x1="22.451cm" svg:y1="12.299cm" svg:x2="22.451cm" svg:y2="11.885cm">
          <text:p text:style-name="P2"/>
        </draw:line>
        <draw:connector draw:style-name="gr8" draw:text-style-name="P1" draw:layer="layout" svg:x1="18.68cm" svg:y1="6.615cm" svg:x2="2.714cm" svg:y2="15.351cm" draw:start-shape="id1" draw:start-glue-point="1" draw:end-shape="id2" draw:end-glue-point="3">
          <text:p text:style-name="P2"/>
        </draw:connector>
        <draw:frame draw:style-name="gr5" draw:text-style-name="P4" draw:layer="layout" svg:width="2.479cm" svg:height="0.53cm" svg:x="2cm" svg:y="2.47cm">
          <draw:text-box>
            <text:p text:style-name="P2"><text:span text:style-name="T2">TEST_ASM_800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7-30T09:46:41</dc:date>
    <meta:print-date>2009-07-30T09:46:38</meta:print-date>
    <meta:editing-cycles>19</meta:editing-cycles>
    <meta:editing-duration>P2DT2H14M2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